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fo:break-before="page"/>
      <style:text-properties style:font-name="Liberation Serif" fo:font-size="16pt" fo:language="fr" fo:country="FR" officeooo:rsid="010c5d21" officeooo:paragraph-rsid="000f4c22" style:font-size-asian="16pt" style:font-size-complex="16pt"/>
    </style:style>
    <style:style style:name="P2" style:family="paragraph" style:parent-style-name="Text_20_body">
      <style:paragraph-properties fo:text-align="justify" style:justify-single-word="false"/>
      <style:text-properties style:font-name="Liberation Serif" fo:font-size="16pt" fo:language="fr" fo:country="FR" officeooo:paragraph-rsid="000f4c22" style:font-size-asian="16pt" style:font-size-complex="16pt"/>
    </style:style>
    <style:style style:name="P3" style:family="paragraph" style:parent-style-name="Text_20_body">
      <style:paragraph-properties fo:text-align="justify" style:justify-single-word="false"/>
      <style:text-properties style:font-name="Liberation Serif" fo:font-size="16pt" fo:language="fr" fo:country="FR" officeooo:paragraph-rsid="0010164b" style:font-size-asian="16pt" style:font-size-complex="16pt"/>
    </style:style>
    <style:style style:name="T1" style:family="text">
      <style:text-properties officeooo:rsid="000f4c22"/>
    </style:style>
    <style:style style:name="T2" style:family="text">
      <style:text-properties officeooo:rsid="0010164b"/>
    </style:style>
    <style:style style:name="T3" style:family="text">
      <style:text-properties officeooo:rsid="0010533f"/>
    </style:style>
    <style:style style:name="T4" style:family="text">
      <style:text-properties officeooo:rsid="0011ba67"/>
    </style:style>
    <style:style style:name="T5" style:family="text">
      <style:text-properties officeooo:rsid="0011cd01"/>
    </style:style>
    <style:style style:name="T6" style:family="text">
      <style:text-properties officeooo:rsid="00139915"/>
    </style:style>
    <style:style style:name="T7" style:family="text">
      <style:text-properties officeooo:rsid="00179f16"/>
    </style:style>
    <style:style style:name="T8" style:family="text">
      <style:text-properties officeooo:rsid="00192c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dame, Monsieur,</text:p>
      <text:p text:style-name="P2">Étant passionné par tous les domaines de l’informatique et plus précisément la programmation bas niveau, je souhaiterais <text:span text:style-name="T1">intégrer</text:span> <text:span text:style-name="T2">votre classe préparatoire MP2I dans le but d’intégrer plus tard une école d’ingénieur spécialisée en informatique.</text:span></text:p>
      <text:p text:style-name="P2">Je m’intéresse à la programmation depuis plusieurs années, j’ai appris le Python au collège et le C++ à mon arrivée au lycée. Grâce à cette expérience, je suis déjà familier avec les concepts de programmation comme les classes, les listes chaînées, les pointeurs et les tableaux dynamiques… De plus, je suis aussi familier avec les procédés de compilations et l’architecture des ordinateurs.</text:p>
      <text:p text:style-name="P3"><text:span text:style-name="T2">La filière MP2I m’intéresse car </text:span><text:span text:style-name="T6">je pense qu’elle me permettra</text:span><text:span text:style-name="T2"> </text:span><text:span text:style-name="T3">d’enrichir </text:span><text:span text:style-name="T6">grandement</text:span><text:span text:style-name="T3"> mes connaissances </text:span><text:span text:style-name="T5">dans le domaine de l’</text:span><text:span text:style-name="T3">informatique </text:span><text:span text:style-name="T6">grâce à</text:span><text:span text:style-name="T3"> un enseignement de qualité incluant également les mathématiques et la physique qui sont toutes les deux des matières qui me passionne</text:span><text:span text:style-name="T7">nt</text:span><text:span text:style-name="T3"> aussi. </text:span><text:span text:style-name="T7">Je connaît </text:span><text:span text:style-name="T8">déjà </text:span><text:span text:style-name="T7">le </text:span><text:span text:style-name="T3">mode de fonctionnement de la </text:span><text:span text:style-name="T4">filière </text:span><text:span text:style-name="T3">puisque j’ai eu la chance de faire une journée d’immersion </text:span><text:span text:style-name="T6">dans votre lycée</text:span><text:span text:style-name="T3"> il n’y a pas très longtemps </text:span><text:span text:style-name="T4">où j’ai pu discuter avec des étudiants en MP2I et assister à </text:span><text:span text:style-name="T8">des </text:span><text:span text:style-name="T4">cour</text:span><text:span text:style-name="T5">s</text:span><text:span text:style-name="T4">. <text:s/></text:span><text:span text:style-name="T6">Je suis donc parfaitement au courant que l’informatique en MP2I sera bien plus théorique que ce dont j’ai l’habitude </text:span><text:span text:style-name="T7">et je </text:span><text:span text:style-name="T8">suis aussi parfaitement au courant que le rythme de travail est extrêmement soutenu</text:span><text:span text:style-name="T7">. </text:span><text:span text:style-name="T8">Malgrès les difficultés que je rencontrerai à coup sûr en rentrant dans cette filière, j’éspère </text:span><text:span text:style-name="T7">que vous m’offrirez l’opportunité </text:span><text:span text:style-name="T8">d’y acceder </text:span><text:span text:style-name="T7">dans votre lycée. Cordiale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6T21:14:59.045000000</meta:creation-date>
    <dc:date>2025-03-26T22:30:10.585000000</dc:date>
    <meta:editing-duration>PT32M49S</meta:editing-duration>
    <meta:editing-cycles>6</meta:editing-cycles>
    <meta:generator>LibreOffice/7.2.4.1$Windows_X86_64 LibreOffice_project/27d75539669ac387bb498e35313b970b7fe9c4f9</meta:generator>
    <meta:document-statistic meta:table-count="0" meta:image-count="0" meta:object-count="0" meta:page-count="1" meta:paragraph-count="4" meta:word-count="243" meta:character-count="1553" meta:non-whitespace-character-count="1313"/>
  </office:meta>
</office:document-meta>
</file>